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de43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0de43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0b86" officeooo:paragraph-rsid="00100b8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fo:background-color="#e8f2a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0de431" fo:background-color="#e8f2a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0de431" fo:background-color="transparent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sistente virtual para personas mayores/discapacitadas</text:p>
      <text:p text:style-name="P1"/>
      <text:p text:style-name="P1"/>
      <text:p text:style-name="P3"/>
      <text:p text:style-name="P6">- Objetivos de la empresa</text:p>
      <text:p text:style-name="P3"/>
      <text:p text:style-name="P3">Mejorar la calidad de vida de las personas mayores y discapacitadas brindándoles compañía y apoyo emocional a través de un asistente virtual.</text:p>
      <text:p text:style-name="P3"/>
      <text:p text:style-name="P3">Reducir los sentimientos de soledad y aislamiento en estos colectivos vulnerables.</text:p>
      <text:p text:style-name="P3">Ofrecer un servicio accesible y asequible que complemente la atención humana.</text:p>
      <text:p text:style-name="P3"/>
      <text:p text:style-name="P3"/>
      <text:p text:style-name="P3"/>
      <text:p text:style-name="P6">- Definición del servicio o producto</text:p>
      <text:p text:style-name="P3"/>
      <text:p text:style-name="P3">Un asistente virtual basado en inteligencia artificial conversacional, personalizado según el perfil de cada usuario.</text:p>
      <text:p text:style-name="P3">Capaz de mantener conversaciones coherentes, recordar interacciones previas y adaptarse a los intereses y necesidades del usuario.</text:p>
      <text:p text:style-name="P3">Accesible a través de una interfaz telefónica o web intuitiva y fácil de usar.</text:p>
      <text:p text:style-name="P3"/>
      <text:p text:style-name="P6">- Necesidades que se pretenden cubrir</text:p>
      <text:p text:style-name="P3"/>
      <text:p text:style-name="P3">Proporcionar compañía y apoyo emocional a personas mayores y discapacitadas que sufren de soledad.</text:p>
      <text:p text:style-name="P3">Ofrecer un medio de interacción social accesible cuando los familiares o cuidadores no están disponibles.</text:p>
      <text:p text:style-name="P3">Brindar estimulación cognitiva a través de conversaciones enriquecedoras y personalizadas.</text:p>
      <text:p text:style-name="P3"/>
      <text:p text:style-name="P6">- Ventajas competitivas</text:p>
      <text:p text:style-name="P3"/>
      <text:p text:style-name="P3">Enfoque en un nicho de mercado desatendido con una solución innovadora.</text:p>
      <text:p text:style-name="P3">Combinación única de tecnología de vanguardia y atención centrada en el usuario.</text:p>
      <text:p text:style-name="P3">Equipo multidisciplinario con experiencia en IA, psicología y emprendimiento.</text:p>
      <text:p text:style-name="P3"/>
      <text:p text:style-name="P6">- Elementos innovadores</text:p>
      <text:p text:style-name="P3"/>
      <text:p text:style-name="P3">Uso de IA conversacional avanzada para brindar una experiencia personalizada y adaptativa.</text:p>
      <text:p text:style-name="P3">Capacidad de la IA para recorrer la web y encontrar temas de interés para cada usuario.</text:p>
      <text:p text:style-name="P3"><text:soft-page-break/>Integración de la memoria de conversaciones anteriores para mantener una interacción coherente y significativa.</text:p>
      <text:p text:style-name="P3"/>
      <text:p text:style-name="P6">- Localización de la empresa y justificación</text:p>
      <text:p text:style-name="P3"/>
      <text:p text:style-name="P3">Al ser un servicio digital, la empresa puede ubicarse en cualquier lugar que ofrezca beneficios fiscales y bajos costes operativos.</text:p>
      <text:p text:style-name="P3">Se considerarán ubicaciones con una sólida infraestructura tecnológica y un entorno empresarial favorable.</text:p>
      <text:p text:style-name="P3">La elección final se basará en un análisis exhaustivo de los factores financieros, legales y logísticos.</text:p>
      <text:p text:style-name="P3"/>
      <text:p text:style-name="P5"/>
      <text:p text:style-name="P3"/>
      <text:p text:style-name="P3"/>
      <text:p text:style-name="P2">Supermercado VR - Las compras llegan a casa.</text:p>
      <text:p text:style-name="P4"/>
      <text:p text:style-name="P7">- Objetivos de la empresa</text:p>
      <text:p text:style-name="P4"/>
      <text:p text:style-name="P4">Revolucionar la experiencia de compra de alimentos y productos del hogar a través de la realidad virtual.</text:p>
      <text:p text:style-name="P4">Ofrecer a los clientes una forma conveniente y eficiente de realizar sus compras sin salir de casa.</text:p>
      <text:p text:style-name="P4">Optimizar la cadena de suministro y logística para garantizar entregas rápidas y confiables.</text:p>
      <text:p text:style-name="P4"/>
      <text:p text:style-name="P7">- Definición del servicio o producto</text:p>
      <text:p text:style-name="P4"/>
      <text:p text:style-name="P4">Una plataforma de realidad virtual que replica la experiencia de comprar en un supermercado físico.</text:p>
      <text:p text:style-name="P4">Los clientes pueden explorar los pasillos virtuales, seleccionar productos y agregarlos a su carrito de compras virtual.</text:p>
      <text:p text:style-name="P4">Los productos seleccionados se entregan directamente en la puerta del cliente en un plazo determinado.</text:p>
      <text:p text:style-name="P4"/>
      <text:p text:style-name="P7">- Necesidades que se pretenden cubrir</text:p>
      <text:p text:style-name="P4"/>
      <text:p text:style-name="P4">Brindar a los clientes una forma conveniente de realizar sus compras de supermercado sin tener que desplazarse físicamente.</text:p>
      <text:p text:style-name="P4">Ahorrar tiempo y esfuerzo a los clientes al eliminar la necesidad de hacer colas y cargar bolsas pesadas.</text:p>
      <text:p text:style-name="P4">Ofrecer una experiencia de compra inmersiva y atractiva que combine la comodidad del comercio electrónico con la familiaridad de un supermercado tradicional.</text:p>
      <text:p text:style-name="P4"/>
      <text:p text:style-name="P7">- Ventajas competitivas</text:p>
      <text:p text:style-name="P4"><text:soft-page-break/></text:p>
      <text:p text:style-name="P4">Combinación única de tecnología de realidad virtual y servicio de entrega a domicilio para el sector de supermercados.</text:p>
      <text:p text:style-name="P4">Experiencia de compra inmersiva y personalizada que diferencia a la empresa de los supermercados en línea tradicionales.</text:p>
      <text:p text:style-name="P4">Optimización de la cadena de suministro y logística para garantizar entregas rápidas y eficientes.</text:p>
      <text:p text:style-name="P4"/>
      <text:p text:style-name="P7">- Elementos innovadores</text:p>
      <text:p text:style-name="P7"/>
      <text:p text:style-name="P7"/>
      <text:p text:style-name="P8">Uso de la realidad virtual para replicar la experiencia de compra en un supermercado físico.</text:p>
      <text:p text:style-name="P8">Integración de tecnologías de realidad virtual con sistemas de gestión de inventario y logística.</text:p>
      <text:p text:style-name="P8">Posibilidad de personalizar la experiencia de compra virtual según las preferencias y hábitos de consumo de cada cliente.</text:p>
      <text:p text:style-name="P8"/>
      <text:p text:style-name="P7">- Localización de la empresa y justificación</text:p>
      <text:p text:style-name="P7"/>
      <text:p text:style-name="P8">La empresa se ubicará en una zona estratégica cercana a los principales centros urbanos para facilitar la logística de entrega.</text:p>
      <text:p text:style-name="P8">Se requerirá un espacio físico para el almacenamiento de productos y la preparación de pedidos.</text:p>
      <text:p text:style-name="P8">La ubicación exacta se determinará en función de factores como costos de alquiler, accesibilidad y proximidad a los proveedores y distribuidores.</text:p>
      <text:p text:style-name="P8">Esta elaboración proporciona una descripción detallada de los aspectos clave de la idea de negocio del supermercado VR con entrega a domicilio, sentando las bases para un plan de negocio sól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04:14.684192270</meta:creation-date>
    <dc:date>2024-10-02T09:57:56.070867086</dc:date>
    <meta:editing-duration>PT24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1" meta:word-count="660" meta:character-count="4459" meta:non-whitespace-character-count="3849"/>
  </office:meta>
</office:document-meta>
</file>